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subtitle">
      <style:graphic-properties draw:fill-color="#ffffff" fo:min-height="16.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5.6cm" presentation:class="title" presentation:user-transformed="true">
          <draw:text-box>
            <text:p>Update – 2020.10.01</text:p>
          </draw:text-box>
        </draw:frame>
        <draw:frame presentation:style-name="pr2" draw:text-style-name="P3" draw:layer="layout" svg:width="23.8cm" svg:height="2.729cm" svg:x="2cm" svg:y="12.071cm" presentation:class="subtitle" presentation:user-transformed="true">
          <draw:text-box>
            <text:p text:style-name="P2">Thomas Delane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cent activities</text:p>
          </draw:text-box>
        </draw:frame>
        <draw:frame presentation:style-name="pr5" draw:text-style-name="P1" draw:layer="layout" svg:width="24cm" svg:height="13.837cm" svg:x="2.2cm" svg:y="5.6cm" presentation:class="outline" presentation:user-transformed="true">
          <draw:text-box>
            <text:list text:style-name="L3">
              <text:list-item>
                <text:p>Learned more details about Hopkins model</text:p>
              </text:list-item>
              <text:list-item>
                <text:p>Working on replicating Hopkins results</text:p>
              </text:list-item>
              <text:list-item>
                <text:p>Prepared poster abstract</text:p>
              </text:list-item>
              <text:list-item>
                <text:p>Visa up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Hopkins model</text:p>
          </draw:text-box>
        </draw:frame>
        <draw:frame presentation:style-name="pr5" draw:text-style-name="P1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Hopkins’ model is more complicated that I thought at first.</text:p>
              </text:list-item>
              <text:list-item>
                <text:p>Their paper has three parts:</text:p>
                <text:list>
                  <text:list-item>
                    <text:p>A part for converting MNIST images into firing rates/spike counts (I introduced this last week)</text:p>
                  </text:list-item>
                  <text:list-item>
                    <text:p>A part for classifying these rates.</text:p>
                  </text:list-item>
                  <text:list-item>
                    <text:p>A part for replicating the covariance of the MNIST dataset through biologically plausible synaptic calc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lassifying firing rates</text:p>
          </draw:text-box>
        </draw:frame>
        <draw:frame presentation:style-name="pr5" draw:text-style-name="P1" draw:layer="layout" svg:width="24cm" svg:height="14.257cm" svg:x="2cm" svg:y="5.743cm" presentation:class="outline" presentation:user-transformed="true">
          <draw:text-box>
            <text:list text:style-name="L3">
              <text:list-item>
                <text:p>They constructed a two layered SNN for each digit (0-9). ‘Source’ and ‘target’ layers. </text:p>
              </text:list-item>
              <text:list-item>
                <text:p>The networks have excitatory feed-forward connections, and inhibitory lateral connections in their ‘target’ layers.</text:p>
              </text:list-item>
              <text:list-item>
                <text:p>The SNNs also had geometric information. The distance between cells could be quantifi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lassifying firing rates</text:p>
          </draw:text-box>
        </draw:frame>
        <draw:frame presentation:style-name="pr5" draw:text-style-name="P1" draw:layer="layout" svg:width="24cm" svg:height="13.837cm" svg:x="2cm" svg:y="5.163cm" presentation:class="outline" presentation:user-transformed="true">
          <draw:text-box>
            <text:list text:style-name="L3">
              <text:list-item>
                <text:p text:style-name="P5">The networks were trained through STDP and creation/destruction of synapses.</text:p>
              </text:list-item>
              <text:list-item>
                <text:p text:style-name="P5">The synapses were created based on proximity of cells.</text:p>
              </text:list-item>
              <text:list-item>
                <text:p>They were destroyed based on weak conductance, and proximity.</text:p>
              </text:list-item>
              <text:list-item>
                <text:p>After training, they passed random MNIST images to the networks, whichever network had the highest firing rate defined the class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Idea for our project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If we can ‘clamp’ or constrain the ratio of E/I strengths/connections, we observe the effect on performance, representation, and synapse formation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eplicating their network</text:p>
          </draw:text-box>
        </draw:frame>
        <draw:frame presentation:style-name="pr5" draw:text-style-name="P1" draw:layer="layout" svg:width="24cm" svg:height="15.057cm" svg:x="2cm" svg:y="4.343cm" presentation:class="outline" presentation:user-transformed="true">
          <draw:text-box>
            <text:list text:style-name="L3">
              <text:list-item>
                <text:p><text:span text:style-name="T1">I got code for Hopkins model.</text:span></text:p>
              </text:list-item>
              <text:list-item>
                <text:p><text:span text:style-name="T1">Their code is reliant on the SpiNNaker hardware, </text:span><text:span text:style-name="T1">and software.</text:span></text:p>
              </text:list-item>
              <text:list-item>
                <text:p><text:span text:style-name="T1">So, I requested an account with the </text:span><text:span text:style-name="T1">‘humanbrainproject’</text:span></text:p>
              </text:list-item>
              <text:list-item>
                <text:p><text:span text:style-name="T1">I also requested time on a SpiNNaker machine.</text:span></text:p>
              </text:list-item>
              <text:list-item>
                <text:p><text:span text:style-name="T1">I learned how to use the machine through their </text:span><text:span text:style-name="T1">web API (slow).</text:span></text:p>
              </text:list-item>
              <text:list-item>
                <text:p><text:span text:style-name="T1">I got their code to run. But I ran into a memory </text:span><text:span text:style-name="T1">constraint. (https://github.com/thomasjdelaney/</text:span><text:span text:style-name="T1">MNIST_structural_plasticity)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ptions/Questions</text:p>
          </draw:text-box>
        </draw:frame>
        <draw:frame presentation:style-name="pr5" draw:text-style-name="P1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I will attempt to run a minimised version of their network on the SpiNNaker machine.</text:p>
              </text:list-item>
              <text:list-item>
                <text:p>Designing a similar network using pyNN but not using SpiNNaker might be a good next step.</text:p>
              </text:list-item>
              <text:list-item>
                <text:p>Hopkins models layers within the visual cortex. Would we prefer our model to be higher or lower level?</text:p>
              </text:list-item>
              <text:list-item>
                <text:p>Is including the synaptic formation/destruction a good ide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oster abstract</text:p>
          </draw:text-box>
        </draw:frame>
        <draw:frame presentation:style-name="pr5" draw:text-style-name="P1" draw:layer="layout" svg:width="24cm" svg:height="13.58cm" svg:x="2cm" svg:y="4.6cm" presentation:class="outline" presentation:user-transformed="true">
          <draw:text-box>
            <text:list text:style-name="L3">
              <text:list-item>
                <text:p>A lot of background</text:p>
              </text:list-item>
              <text:list-item>
                <text:p>Currently describes what we plan to do, and what we expect to see. Should this be rephrased?</text:p>
              </text:list-item>
              <text:list-item>
                <text:p>Is there too much?</text:p>
              </text:list-item>
              <text:list-item>
                <text:p>Include referenc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Visa update</text:p>
          </draw:text-box>
        </draw:frame>
        <draw:frame presentation:style-name="pr5" draw:text-style-name="P1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The embassy in Dublin is accepting visa applications from people seeking new visas who satisfy certain requirements. </text:p>
              </text:list-item>
              <text:list-item>
                <text:p>I have informed Mr/Mrs Ai Tamamoto of these requirements. They are asking the University if I satisfy these requirements.</text:p>
              </text:list-item>
              <text:list-item>
                <text:p>The new government is allowing new visa applications But I think this applied to certain countries only, not including Ireland.</text:p>
              </text:list-item>
              <text:list-item>
                <text:p>I will contact Mr/Mrs Tamamoto again today for clari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2">
        <office:forms form:automatic-focus="false" form:apply-design-mode="false"/>
        <draw:frame presentation:style-name="pr9" draw:text-style-name="P4" draw:layer="layout" svg:width="24.599cm" svg:height="16.26cm" svg:x="2cm" svg:y="0.836cm" presentation:class="sub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30T19:38:29.207011702</meta:creation-date>
    <meta:editing-duration>PT3H4M2S</meta:editing-duration>
    <meta:editing-cycles>11</meta:editing-cycles>
    <meta:generator>LibreOffice/6.3.6.2$Linux_X86_64 LibreOffice_project/30$Build-2</meta:generator>
    <dc:title>Impress</dc:title>
    <dc:date>2020-10-01T08:57:03.237162257</dc:date>
    <meta:document-statistic meta:object-count="77"/>
  </office:meta>
</office:document-meta>
</file>